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row table:style-name="ro1">
          <table:table-cell table:style-name="ce1" office:value-type="string">
            <text:p>Light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office:value-type="string">
            <text:p>pulse</text:p>
          </table:table-cell>
          <table:table-cell office:value-type="string">
            <text:p>Triple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float" office:value="0.55">
            <text:p>0,5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Heavy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  <table:table-cell table:style-name="ce7" office:value-type="string">
            <text:p>Half Pierce</text:p>
          </table:table-cell>
          <table:table-cell office:value-type="string">
            <text:p>Full Pierce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60">
            <text:p>60</text:p>
          </table:table-cell>
          <table:table-cell office:value-type="float" office:value="2.1">
            <text:p>2,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1.7">
            <text:p>1,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3">
            <text:p>1,3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raviton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7" office:value-type="string">
            <text:p>attracting</text:p>
          </table:table-cell>
          <table:table-cell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4.5">
            <text:p>4,5</text:p>
          </table:table-cell>
          <table:table-cell office:value-type="float" office:value="30">
            <text:p>3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3.5">
            <text:p>3,5</text:p>
          </table:table-cell>
          <table:table-cell office:value-type="float" office:value="60">
            <text:p>6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Repulse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7" office:value-type="string">
            <text:p>reflecting</text:p>
          </table:table-cell>
          <table:table-cell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4.5">
            <text:p>4,5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3.5">
            <text:p>3,5</text:p>
          </table:table-cell>
          <table:table-cell office:value-type="float" office:value="70">
            <text:p>70</text:p>
          </table:table-cell>
          <table:table-cell table:number-columns-repeated="2"/>
          <table:table-cell table:style-name="ce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Grün</text:p>
          </table:table-cell>
          <table:table-cell table:style-name="ce4"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5" office:value-type="string">
            <text:p>-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Gelb</text:p>
          </table:table-cell>
          <table:table-cell table:style-name="ce4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5" office:value-type="string">
            <text:p>-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Rot</text:p>
          </table:table-cell>
          <table:table-cell table:style-name="Default" office:value-type="float" office:value="3">
            <text:p>3</text:p>
          </table:table-cell>
          <table:table-cell office:value-type="float" office:value="120">
            <text:p>120</text:p>
          </table:table-cell>
          <table:table-cell table:style-name="ce5" office:value-type="string">
            <text:p>-</text:p>
          </table:table-cell>
          <table:table-cell table:style-name="Default" office:value-type="float" office:value="90">
            <text:p>9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Armored 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Gelb armored</text:p>
          </table:table-cell>
          <table:table-cell table:style-name="Default"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Rot armored</text:p>
          </table:table-cell>
          <table:table-cell table:style-name="Default"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100">
            <text:p>10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Fighter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Points</text:p>
          </table:table-cell>
          <table:table-cell table:style-name="Default"/>
          <table:table-cell table:style-name="ce6" office:value-type="string">
            <text:p>Win Points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 office:value-type="float" office:value="200">
            <text:p>20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.05.2015</text:date>, <text:time>13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53S</meta:editing-duration>
    <meta:editing-cycles>13</meta:editing-cycles>
    <meta:generator>OpenOffice/4.1.1$Win32 OpenOffice.org_project/411m6$Build-9775</meta:generator>
    <dc:date>2015-05-31T13:12:45.24</dc:date>
    <dc:creator>T W</dc:creator>
    <meta:document-statistic meta:table-count="3" meta:cell-count="150" meta:object-count="0"/>
    <meta:user-defined meta:name="Info 1"/>
    <meta:user-defined meta:name="Info 2"/>
    <meta:user-defined meta:name="Info 3"/>
    <meta:user-defined meta:name="Info 4"/>
  </office:meta>
</office:document-meta>
</file>